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5862" officeooo:paragraph-rsid="001e58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 min(arr):<text:tab/><text:tab/>#минимальное значение</text:p>
      <text:p text:style-name="P1"><text:tab/>minimal =arr[0];</text:p>
      <text:p text:style-name="P1"><text:tab/>for i,el in enumerate(arr): #Для каждого элемента массива</text:p>
      <text:p text:style-name="P1"><text:tab/><text:tab/>if el&lt;minimal:<text:tab/><text:tab/><text:tab/>#проверяем, меньше ли он первого</text:p>
      <text:p text:style-name="P1"><text:tab/><text:tab/><text:tab/>minimal=el<text:tab/><text:tab/><text:tab/>#если да, то обновляем минимальный</text:p>
      <text:p text:style-name="P1"><text:tab/>return minimal</text:p>
      <text:p text:style-name="P1"/>
      <text:p text:style-name="P1">def average(arr):<text:tab/><text:tab/>#среднее значение массива</text:p>
      <text:p text:style-name="P1"><text:tab/>summ=0</text:p>
      <text:p text:style-name="P1"><text:tab/>for i,el in enumerate(arr):</text:p>
      <text:p text:style-name="P1"><text:tab/><text:tab/>summ=summ+el; <text:s text:c="2"/><text:tab/><text:tab/>#суммируем элементы массива</text:p>
      <text:p text:style-name="P1"><text:tab/>return (summ/(i+1))<text:tab/><text:tab/><text:tab/>#делим на количество</text:p>
      <text:p text:style-name="P1"/>
      <text:p text:style-name="P1">###########################<text:tab/></text:p>
      <text:p text:style-name="P1"/>
      <text:p text:style-name="P1">def reverse(string): <text:tab/>#Переворот строки</text:p>
      <text:p text:style-name="P1"><text:tab/>i=0</text:p>
      <text:p text:style-name="P1"><text:tab/>string2=''<text:tab/><text:tab/><text:tab/><text:tab/>#объявляем пустую строку</text:p>
      <text:p text:style-name="P1"><text:tab/>for ch in range(len(string)):</text:p>
      <text:p text:style-name="P1"><text:tab/><text:tab/>cnt=len(string)-i-1<text:tab/><text:tab/><text:tab/>#перебираем строку в обратном порядке</text:p>
      <text:p text:style-name="P1"><text:tab/><text:tab/>string2=string2+string[cnt] <text:tab/>#добираем к новой строке символ</text:p>
      <text:p text:style-name="P1"><text:tab/><text:tab/>i=i+1</text:p>
      <text:p text:style-name="P1"><text:tab/>print (string2)</text:p>
      <text:p text:style-name="P1"/>
      <text:p text:style-name="P1">###############################</text:p>
      <text:p text:style-name="P1"/>
      <text:p text:style-name="P1">def childrens(emps):<text:tab/><text:tab/>#работа со словарями</text:p>
      <text:p text:style-name="P1"><text:tab/>for i,el in enumerate(emps): <text:s text:c="3"/>#обходим массив работников</text:p>
      <text:p text:style-name="P1"><text:tab/><text:tab/>emp=el['children']</text:p>
      <text:p text:style-name="P1"><text:tab/><text:tab/>for i,child in enumerate(emp): #обходим детей работника</text:p>
      <text:p text:style-name="P1"><text:tab/><text:tab/><text:tab/>if child['age']&gt;18: <text:s text:c="2"/><text:tab/><text:tab/><text:tab/>#если ему больше 18 лет</text:p>
      <text:p text:style-name="P1"><text:tab/><text:tab/><text:tab/><text:tab/>print (el['name'])<text:tab/><text:tab/><text:tab/>#выводим имя работника</text:p>
      <text:p text:style-name="P1"/>
      <text:p text:style-name="P1"/>
      <text:p text:style-name="P1">arr=[8,2,4,5,1,9]</text:p>
      <text:p text:style-name="P1"/>
      <text:p text:style-name="P1"/>
      <text:p text:style-name="P1">ivan = {</text:p>
      <text:p text:style-name="P1"><text:tab/>"name": "ivan",</text:p>
      <text:p text:style-name="P1"><text:tab/>"age": 34,</text:p>
      <text:p text:style-name="P1"><text:tab/>"children": [{</text:p>
      <text:p text:style-name="P1"><text:tab/><text:tab/>"name": "vasja",</text:p>
      <text:p text:style-name="P1"><text:tab/><text:tab/>"age": 12,</text:p>
      <text:p text:style-name="P1"><text:s text:c="3"/>}, {</text:p>
      <text:p text:style-name="P1"><text:s text:c="7"/>"name": "petja",</text:p>
      <text:p text:style-name="P1"><text:s text:c="7"/>"age": 10,</text:p>
      <text:p text:style-name="P1"><text:s text:c="3"/>}],</text:p>
      <text:p text:style-name="P1">}</text:p>
      <text:p text:style-name="P1">darja = {</text:p>
      <text:p text:style-name="P1"><text:s text:c="3"/>"name": "darja",</text:p>
      <text:p text:style-name="P1"><text:s text:c="3"/>"age": 41,</text:p>
      <text:p text:style-name="P1"><text:s text:c="3"/>"children": [{</text:p>
      <text:p text:style-name="P1"><text:soft-page-break/><text:s text:c="7"/>"name": "kirill",</text:p>
      <text:p text:style-name="P1"><text:s text:c="7"/>"age": 21,</text:p>
      <text:p text:style-name="P1"><text:s text:c="3"/>}, {</text:p>
      <text:p text:style-name="P1"><text:s text:c="7"/>"name": "pavel",</text:p>
      <text:p text:style-name="P1"><text:s text:c="7"/>"age": 15,</text:p>
      <text:p text:style-name="P1"><text:s text:c="3"/>}],</text:p>
      <text:p text:style-name="P1">}</text:p>
      <text:p text:style-name="P1">emps = [ivan, darja]</text:p>
      <text:p text:style-name="P1"/>
      <text:p text:style-name="P1">print (min(arr))</text:p>
      <text:p text:style-name="P1">print (average(arr))</text:p>
      <text:p text:style-name="P1">reverse("Hello, world!")</text:p>
      <text:p text:style-name="P1">childrens(emp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5:01:58.865539736</meta:creation-date>
    <dc:date>2016-09-15T15:02:22.709458235</dc:date>
    <meta:editing-duration>PT25S</meta:editing-duration>
    <meta:editing-cycles>1</meta:editing-cycles>
    <meta:document-statistic meta:table-count="0" meta:image-count="0" meta:object-count="0" meta:page-count="2" meta:paragraph-count="55" meta:word-count="164" meta:character-count="1388" meta:non-whitespace-character-count="1143"/>
    <meta:generator>LibreOffice/5.1.4.2$Linux_X86_64 LibreOffice_project/10m0$Build-2</meta:generator>
  </office:meta>
</office:document-meta>
</file>